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61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wrap-option="wrap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ce1"/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mV</text:p>
          </table:table-cell>
          <table:table-cell table:style-name="Default" office:value-type="string" calcext:value-type="string">
            <text:p>V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Ac</text:p>
          </table:table-cell>
          <table:table-cell table:style-name="Default" table:formula="of:=(353.78/2)" office:value-type="float" office:value="176.89" calcext:value-type="float">
            <text:p>176,89</text:p>
          </table:table-cell>
          <table:table-cell table:style-name="Default" office:value-type="float" office:value="0.02563" calcext:value-type="float">
            <text:p>0,02563</text:p>
          </table:table-cell>
          <table:table-cell table:style-name="Default" table:number-columns-repeated="5"/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3" office:value-type="string" calcext:value-type="string" table:number-columns-spanned="2" table:number-rows-spanned="1">
            <text:p>B = 3</text:p>
          </table:table-cell>
          <table:covered-table-cell table:style-name="ce5"/>
          <table:table-cell table:style-name="Default"/>
          <table:table-cell table:style-name="ce6" office:value-type="string" calcext:value-type="string" table:number-columns-spanned="2" table:number-rows-spanned="1">
            <text:p><text:s/>B = 5</text:p>
          </table:table-cell>
          <table:covered-table-cell/>
          <table:table-cell table:style-name="Default"/>
          <table:table-cell table:style-name="ce6" office:value-type="string" calcext:value-type="string" table:number-columns-spanned="2" table:number-rows-spanned="1">
            <text:p>B = 7</text:p>
          </table:table-cell>
          <table:covered-table-cell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Pn</text:p>
          </table:table-cell>
          <table:table-cell table:style-name="ce4" office:value-type="string" calcext:value-type="string">
            <text:p>teorico </text:p>
          </table:table-cell>
          <table:table-cell table:style-name="ce4" office:value-type="string" calcext:value-type="string">
            <text:p>practico</text:p>
          </table:table-cell>
          <table:table-cell table:style-name="ce1" office:value-type="string" calcext:value-type="string">
            <text:p>Pn</text:p>
          </table:table-cell>
          <table:table-cell table:style-name="ce4" office:value-type="string" calcext:value-type="string">
            <text:p>teorico </text:p>
          </table:table-cell>
          <table:table-cell table:style-name="ce4" office:value-type="string" calcext:value-type="string">
            <text:p>practico</text:p>
          </table:table-cell>
          <table:table-cell office:value-type="string" calcext:value-type="string">
            <text:p>Pn</text:p>
          </table:table-cell>
          <table:table-cell table:style-name="ce4" office:value-type="string" calcext:value-type="string">
            <text:p>teorico </text:p>
          </table:table-cell>
          <table:table-cell table:style-name="ce4" office:value-type="string" calcext:value-type="string">
            <text:p>practico</text:p>
          </table:table-cell>
        </table:table-row>
        <table:table-row table:style-name="ro1">
          <table:table-cell/>
          <table:table-cell office:value-type="string" calcext:value-type="string">
            <text:p>J₀</text:p>
          </table:table-cell>
          <table:table-cell table:formula="of:=(0.0000109)" office:value-type="float" office:value="0.0000109" calcext:value-type="float">
            <text:p>1,09E-05</text:p>
          </table:table-cell>
          <table:table-cell/>
          <table:table-cell table:formula="of:=((2*[.C7])/([.$F$2]^2))^(1/2)" office:value-type="float" office:value="0.182171167068728" calcext:value-type="float">
            <text:p>0,182171167068728</text:p>
          </table:table-cell>
          <table:table-cell table:formula="of:=0.000005" office:value-type="float" office:value="0.000005" calcext:value-type="float">
            <text:p>5,00E-06</text:p>
          </table:table-cell>
          <table:table-cell/>
          <table:table-cell table:formula="of:=((2*[.F7])/([.$F$2]^2))^(1/2)" office:value-type="float" office:value="0.123381882956238" calcext:value-type="float">
            <text:p>0,123381882956238</text:p>
          </table:table-cell>
          <table:table-cell table:style-name="ce2" office:value-type="float" office:value="0.00001534" calcext:value-type="float">
            <text:p>1,53E-05</text:p>
          </table:table-cell>
          <table:table-cell/>
          <table:table-cell table:formula="of:=((2*[.I7])/([.$F$2]^2))^(1/2)" office:value-type="float" office:value="0.216112094016796" calcext:value-type="float">
            <text:p>0,216112094016796</text:p>
          </table:table-cell>
        </table:table-row>
        <table:table-row table:style-name="ro1">
          <table:table-cell/>
          <table:table-cell office:value-type="string" calcext:value-type="string">
            <text:p>J₁</text:p>
          </table:table-cell>
          <table:table-cell table:formula="of:=2*0.00001911" office:value-type="float" office:value="0.00003822" calcext:value-type="float">
            <text:p>3,82E-05</text:p>
          </table:table-cell>
          <table:table-cell/>
          <table:table-cell table:formula="of:=((2*[.C8])/([.$F$2]^2))^(1/2)" office:value-type="float" office:value="0.341123573849308" calcext:value-type="float">
            <text:p>0,341123573849308</text:p>
          </table:table-cell>
          <table:table-cell table:formula="of:=2*0.0000177" office:value-type="float" office:value="0.0000354" calcext:value-type="float">
            <text:p>3,54E-05</text:p>
          </table:table-cell>
          <table:table-cell/>
          <table:table-cell table:formula="of:=((2*[.F8])/([.$F$2]^2))^(1/2)" office:value-type="float" office:value="0.328297837970544" calcext:value-type="float">
            <text:p>0,328297837970544</text:p>
          </table:table-cell>
          <table:table-cell table:formula="of:=2*0.0000000042" office:value-type="float" office:value="0.0000000084" calcext:value-type="float">
            <text:p>8,4E-09</text:p>
          </table:table-cell>
          <table:table-cell/>
          <table:table-cell table:formula="of:=((2*[.I8])/([.$F$2]^2))^(1/2)" office:value-type="float" office:value="0.00505715232025584" calcext:value-type="float">
            <text:p>0,005057152320256</text:p>
          </table:table-cell>
        </table:table-row>
        <table:table-row table:style-name="ro1">
          <table:table-cell/>
          <table:table-cell office:value-type="string" calcext:value-type="string">
            <text:p>J₂</text:p>
          </table:table-cell>
          <table:table-cell table:formula="of:=2*0.000038" office:value-type="float" office:value="0.000076" calcext:value-type="float">
            <text:p>7,60E-05</text:p>
          </table:table-cell>
          <table:table-cell/>
          <table:table-cell table:formula="of:=((2*[.C9])/([.$F$2]^2))^(1/2)" office:value-type="float" office:value="0.481031135619897" calcext:value-type="float">
            <text:p>0,481031135619897</text:p>
          </table:table-cell>
          <table:table-cell table:formula="of:=2*0.00000038" office:value-type="float" office:value="0.00000076" calcext:value-type="float">
            <text:p>7,60E-07</text:p>
          </table:table-cell>
          <table:table-cell/>
          <table:table-cell table:formula="of:=((2*[.F9])/([.$F$2]^2))^(1/2)" office:value-type="float" office:value="0.0481031135619897" calcext:value-type="float">
            <text:p>0,04810311356199</text:p>
          </table:table-cell>
          <table:table-cell table:formula="of:=2*0.00001535" office:value-type="float" office:value="0.0000307" calcext:value-type="float">
            <text:p>3,07E-05</text:p>
          </table:table-cell>
          <table:table-cell/>
          <table:table-cell table:formula="of:=((2*[.I9])/([.$F$2]^2))^(1/2)" office:value-type="float" office:value="0.305728256327112" calcext:value-type="float">
            <text:p>0,305728256327112</text:p>
          </table:table-cell>
        </table:table-row>
        <table:table-row table:style-name="ro1">
          <table:table-cell/>
          <table:table-cell office:value-type="string" calcext:value-type="string">
            <text:p>J₃</text:p>
          </table:table-cell>
          <table:table-cell table:formula="of:=2*0.0000161" office:value-type="float" office:value="0.0000322" calcext:value-type="float">
            <text:p>3,22E-05</text:p>
          </table:table-cell>
          <table:table-cell/>
          <table:table-cell table:formula="of:=((2*[.C10])/([.$F$2]^2))^(1/2)" office:value-type="float" office:value="0.313108117795378" calcext:value-type="float">
            <text:p>0,313108117795378</text:p>
          </table:table-cell>
          <table:table-cell table:formula="of:=2*0.0000224" office:value-type="float" office:value="0.0000448" calcext:value-type="float">
            <text:p>4,48E-05</text:p>
          </table:table-cell>
          <table:table-cell/>
          <table:table-cell table:formula="of:=((2*[.F10])/([.$F$2]^2))^(1/2)" office:value-type="float" office:value="0.369322187005828" calcext:value-type="float">
            <text:p>0,369322187005828</text:p>
          </table:table-cell>
          <table:table-cell table:formula="of:=2*0.0000048" office:value-type="float" office:value="0.0000096" calcext:value-type="float">
            <text:p>9,6E-06</text:p>
          </table:table-cell>
          <table:table-cell/>
          <table:table-cell table:formula="of:=((2*[.I10])/([.$F$2]^2))^(1/2)" office:value-type="float" office:value="0.170962952010977" calcext:value-type="float">
            <text:p>0,170962952010977</text:p>
          </table:table-cell>
        </table:table-row>
        <table:table-row table:style-name="ro1">
          <table:table-cell/>
          <table:table-cell office:value-type="string" calcext:value-type="string">
            <text:p>J₄</text:p>
          </table:table-cell>
          <table:table-cell table:formula="of:=2*0.00000297" office:value-type="float" office:value="0.00000594" calcext:value-type="float">
            <text:p>5,94E-06</text:p>
          </table:table-cell>
          <table:table-cell/>
          <table:table-cell table:formula="of:=((2*[.C11])/([.$F$2]^2))^(1/2)" office:value-type="float" office:value="0.134480592583801" calcext:value-type="float">
            <text:p>0,134480592583801</text:p>
          </table:table-cell>
          <table:table-cell table:formula="of:=2*0.0000258" office:value-type="float" office:value="0.0000516" calcext:value-type="float">
            <text:p>5,16E-05</text:p>
          </table:table-cell>
          <table:table-cell/>
          <table:table-cell table:formula="of:=((2*[.F11])/([.$F$2]^2))^(1/2)" office:value-type="float" office:value="0.396361298453384" calcext:value-type="float">
            <text:p>0,396361298453384</text:p>
          </table:table-cell>
          <table:table-cell table:formula="of:=2*0.00000425" office:value-type="float" office:value="0.0000085" calcext:value-type="float">
            <text:p>8,5E-06</text:p>
          </table:table-cell>
          <table:table-cell/>
          <table:table-cell table:formula="of:=((2*[.I11])/([.$F$2]^2))^(1/2)" office:value-type="float" office:value="0.160870293625348" calcext:value-type="float">
            <text:p>0,160870293625348</text:p>
          </table:table-cell>
        </table:table-row>
        <table:table-row table:style-name="ro1">
          <table:table-cell/>
          <table:table-cell office:value-type="string" calcext:value-type="string">
            <text:p>J₅</text:p>
          </table:table-cell>
          <table:table-cell table:formula="of:=2*0.00000032" office:value-type="float" office:value="0.00000064" calcext:value-type="float">
            <text:p>6,40E-07</text:p>
          </table:table-cell>
          <table:table-cell/>
          <table:table-cell table:formula="of:=((2*[.C12])/([.$F$2]^2))^(1/2)" office:value-type="float" office:value="0.0441424443971313" calcext:value-type="float">
            <text:p>0,044142444397131</text:p>
          </table:table-cell>
          <table:table-cell table:formula="of:=2*0.00001165" office:value-type="float" office:value="0.0000233" calcext:value-type="float">
            <text:p>2,33E-05</text:p>
          </table:table-cell>
          <table:table-cell/>
          <table:table-cell table:formula="of:=((2*[.F12])/([.$F$2]^2))^(1/2)" office:value-type="float" office:value="0.266344879685931" calcext:value-type="float">
            <text:p>0,266344879685931</text:p>
          </table:table-cell>
          <table:table-cell table:formula="of:=2*0.0000204" office:value-type="float" office:value="0.0000408" calcext:value-type="float">
            <text:p>4,08E-05</text:p>
          </table:table-cell>
          <table:table-cell/>
          <table:table-cell table:formula="of:=((2*[.I12])/([.$F$2]^2))^(1/2)" office:value-type="float" office:value="0.35244915460433" calcext:value-type="float">
            <text:p>0,35244915460433</text:p>
          </table:table-cell>
        </table:table-row>
        <table:table-row table:style-name="ro1">
          <table:table-cell/>
          <table:table-cell office:value-type="string" calcext:value-type="string">
            <text:p>J₆</text:p>
          </table:table-cell>
          <table:table-cell table:formula="of:=2*0.000000023" office:value-type="float" office:value="0.000000046" calcext:value-type="float">
            <text:p>4,60E-08</text:p>
          </table:table-cell>
          <table:table-cell/>
          <table:table-cell table:formula="of:=((2*[.C13])/([.$F$2]^2))^(1/2)" office:value-type="float" office:value="0.0118343744737441" calcext:value-type="float">
            <text:p>0,011834374473744</text:p>
          </table:table-cell>
          <table:table-cell table:formula="of:=2*0.00000294" office:value-type="float" office:value="0.00000588" calcext:value-type="float">
            <text:p>5,88E-06</text:p>
          </table:table-cell>
          <table:table-cell/>
          <table:table-cell table:formula="of:=((2*[.F13])/([.$F$2]^2))^(1/2)" office:value-type="float" office:value="0.133799673815702" calcext:value-type="float">
            <text:p>0,133799673815702</text:p>
          </table:table-cell>
          <table:table-cell table:formula="of:=2*0.0000196" office:value-type="float" office:value="0.0000392" calcext:value-type="float">
            <text:p>3,92E-05</text:p>
          </table:table-cell>
          <table:table-cell/>
          <table:table-cell table:formula="of:=((2*[.I13])/([.$F$2]^2))^(1/2)" office:value-type="float" office:value="0.345469272277466" calcext:value-type="float">
            <text:p>0,345469272277466</text:p>
          </table:table-cell>
        </table:table-row>
        <table:table-row table:style-name="ro1">
          <table:table-cell/>
          <table:table-cell office:value-type="string" calcext:value-type="string">
            <text:p>J₇</text:p>
          </table:table-cell>
          <table:table-cell table:formula="of:=2*0.0000000014" office:value-type="float" office:value="0.0000000028" calcext:value-type="float">
            <text:p>2,80E-09</text:p>
          </table:table-cell>
          <table:table-cell/>
          <table:table-cell table:formula="of:=((2*[.C14])/([.$F$2]^2))^(1/2)" office:value-type="float" office:value="0.00291974825343265" calcext:value-type="float">
            <text:p>0,002919748253433</text:p>
          </table:table-cell>
          <table:table-cell table:formula="of:=2*0.0000005" office:value-type="float" office:value="0.000001" calcext:value-type="float">
            <text:p>1,00E-06</text:p>
          </table:table-cell>
          <table:table-cell/>
          <table:table-cell table:formula="of:=((2*[.F14])/([.$F$2]^2))^(1/2)" office:value-type="float" office:value="0.0551780554964142" calcext:value-type="float">
            <text:p>0,055178055496414</text:p>
          </table:table-cell>
          <table:table-cell table:formula="of:=2*0.00000943" office:value-type="float" office:value="0.00001886" calcext:value-type="float">
            <text:p>1,886E-05</text:p>
          </table:table-cell>
          <table:table-cell/>
          <table:table-cell table:formula="of:=((2*[.I14])/([.$F$2]^2))^(1/2)" office:value-type="float" office:value="0.239627819473805" calcext:value-type="float">
            <text:p>0,2396278194738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1T10:49:52.455528094</meta:creation-date>
    <dc:date>2023-06-21T11:35:07.136189163</dc:date>
    <meta:editing-duration>PT3M13S</meta:editing-duration>
    <meta:editing-cycles>3</meta:editing-cycles>
    <meta:generator>LibreOffice/6.4.7.2$Linux_X86_64 LibreOffice_project/40$Build-2</meta:generator>
    <meta:document-statistic meta:table-count="1" meta:cell-count="73" meta:object-count="0"/>
  </office:meta>
</office:document-meta>
</file>